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Image</text:p>
            </table:table-cell>
            <table:table-cell table:style-name="TableHeaderRowCell" office:value-type="string">
              <text:p text:style-name="Table_20_Heading">Méthode</text:p>
            </table:table-cell>
            <table:table-cell table:style-name="TableHeaderRowCell" office:value-type="string">
              <text:p text:style-name="Table_20_Heading">Distance-seuil</text:p>
            </table:table-cell>
            <table:table-cell table:style-name="TableHeaderRowCell" office:value-type="string">
              <text:p text:style-name="Table_20_Heading">Résultat</text:p>
            </table:table-cell>
          </table:table-row>
        </table:table-header-rows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769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6180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1339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63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389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26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154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2380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1916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250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103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70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51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35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13338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10464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2465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1110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757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491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32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1621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993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195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750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511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357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212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5423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3397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519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95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75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59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45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27482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16896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3252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1494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1049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650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2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323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23315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1037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1975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882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598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409</text:p>
          </table:table-cell>
        </table:table-row>
        <table:table-row>
          <table:table-cell table:style-name="TableRowCell" office:value-type="string">
            <text:p text:style-name="Table_20_Contents">Asterix3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188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7563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3603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444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117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90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75</text:p>
          </table:table-cell>
        </table:table-row>
        <table:table-row>
          <table:table-cell table:style-name="TableRowCell" office:value-type="string">
            <text:p text:style-name="Table_20_Contents">lettre-L-cursive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54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39835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0.5</text:p>
          </table:table-cell>
          <table:table-cell table:style-name="TableRowCell" office:value-type="string">
            <text:p text:style-name="Table_20_Contents">18016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3418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1675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1124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630</text:p>
          </table:table-cell>
        </table:table-row>
        <table:table-row>
          <table:table-cell table:style-name="TableRowCell" office:value-type="string">
            <text:p text:style-name="Table_20_Contents">ColombesDeLaPaix.pbm</text:p>
          </table:table-cell>
          <table:table-cell table:style-name="TableRowCell" office:value-type="string">
            <text:p text:style-name="Table_20_Contents">Bezier3</text:p>
          </table:table-cell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29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4-04-18T19:55:08Z</meta:creation-date>
    <dc:date>2024-04-18T19:55:08Z</dc:date>
  </office:meta>
</office:document-meta>
</file>